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836" officeooo:paragraph-rsid="00075836"/>
    </style:style>
    <style:style style:name="P2" style:family="paragraph" style:parent-style-name="Standard">
      <style:text-properties officeooo:paragraph-rsid="00075836"/>
    </style:style>
    <style:style style:name="T1" style:family="text">
      <style:text-properties officeooo:rsid="000758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02 - Matrizes e coloração de poligonos.</text:p>
      <text:p text:style-name="P1"/>
      <text:p text:style-name="P1"/>
      <text:p text:style-name="P1">Neste tutorial, vamos configurar um sistema de coordenadas de 640x480 e, enquanto estivermos nisso, vamos dar alguma cor ao nosso polígono.</text:p>
      <text:p text:style-name="P1"/>
      <text:p text:style-name="P1"/>
      <text:p text:style-name="P1"/>
      <text:p text:style-name="P1">------------</text:p>
      <text:p text:style-name="P1"/>
      <text:p text:style-name="P1"/>
      <text:p text:style-name="P1">if(!glfwInit()){</text:p>
      <text:p text:style-name="P1"/>
      <text:p text:style-name="P1">System.err.println("Falha ao inicializar GLFW!");</text:p>
      <text:p text:style-name="P1"/>
      <text:p text:style-name="P1">System.exit(1);</text:p>
      <text:p text:style-name="P1"/>
      <text:p text:style-name="P1">}</text:p>
      <text:p text:style-name="P1"/>
      <text:p text:style-name="P1">Essa função glfwInit() inicializa a biblioteca GLFW. </text:p>
      <text:p text:style-name="P1"/>
      <text:p text:style-name="P1">Antes que a maioria das funções do GLFW possa ser usada, o GLFW deve ser inicializado</text:p>
      <text:p text:style-name="P1"/>
      <text:p text:style-name="P1">E antes de um aplicação terminar, o GLFW deve ser encerrado, a fim de liberar quaisquer recursos alocados durante ou após a inicialização.</text:p>
      <text:p text:style-name="P1"/>
      <text:p text:style-name="P1"/>
      <text:p text:style-name="P1">Se esta função falhar, chama glfwTerminate antes de retornar. Se for bem-sucedida, você deve chamar o glfwTerminate antes que o aplicativo seja encerrado.</text:p>
      <text:p text:style-name="P1"/>
      <text:p text:style-name="P1">Retorna TRUE se for bem-sucedida, e FALSE se ocorrer algum erro</text:p>
      <text:p text:style-name="P1"/>
      <text:p text:style-name="P1">Caso glfwInit() retornar FALSE, mostra na tela a mensagem "Falha ao inicializar GLFW!".  System.exit(int) encerra o programa, o parametro int quando for diferente de 0 indica que o programa foi finalizado devido a algum erro.</text:p>
      <text:p text:style-name="P1"/>
      <text:p text:style-name="P1"/>
      <text:p text:style-name="P1"/>
      <text:p text:style-name="P1"/>
      <text:p text:style-name="P1"/>
      <text:p text:style-name="P1"/>
      <text:p text:style-name="P1">------------</text:p>
      <text:p text:style-name="P1"/>
      <text:p text:style-name="P1"/>
      <text:p text:style-name="P1">long win = glfwCreateWindow(640, 480, "Window", 0, 0);</text:p>
      <text:p text:style-name="P1"/>
      <text:p text:style-name="P1"/>
      <text:p text:style-name="P1">Função e parâmetros:</text:p>
      <text:p text:style-name="P1"/>
      <text:p text:style-name="P1"/>
      <text:p text:style-name="P1">glfwCreateWindow ( int width,</text:p>
      <text:p text:style-name="P1"/>
      <text:p text:style-name="P2"><text:soft-page-break/><text:span text:style-name="T1">int height,</text:span></text:p>
      <text:p text:style-name="P1"/>
      <text:p text:style-name="P1">const char * title,</text:p>
      <text:p text:style-name="P1"/>
      <text:p text:style-name="P1">GLFWmonitor * monitor,</text:p>
      <text:p text:style-name="P1"/>
      <text:p text:style-name="P1">GLFWwindow *share </text:p>
      <text:p text:style-name="P1"/>
      <text:p text:style-name="P1">) </text:p>
      <text:p text:style-name="P1"/>
      <text:p text:style-name="P1"/>
      <text:p text:style-name="P1">Essa função cria uma janela e com seu contexto do OpenGL associado.</text:p>
      <text:p text:style-name="P1"/>
      <text:p text:style-name="P1"/>
      <text:p text:style-name="P1">Antes que você possa começar a desenhar coisas com o OpenGL, precisa inicializa-lo. Isso é feito pela criação de um contexto, que é essencialmente um estado de máquina que armazena todos os dados relacionados à renderização de sua aplicação. Quando a sua aplicação é fechada, o contexto é destruído e tudo que ele armazena é apagado da memória.</text:p>
      <text:p text:style-name="P1"/>
      <text:p text:style-name="P1"/>
      <text:p text:style-name="P1">Parâmetros</text:p>
      <text:p text:style-name="P1"/>
      <text:p text:style-name="P1">width :  A largura desejada, em coordenadas de tela, da janela. Isso deve ser maior que zero.</text:p>
      <text:p text:style-name="P1"/>
      <text:p text:style-name="P1">height:  A altura desejada, em coordenadas de tela, da janela. Isso deve ser maior que zero.</text:p>
      <text:p text:style-name="P1"/>
      <text:p text:style-name="P1">title:   O título da janela inicial.</text:p>
      <text:p text:style-name="P1"/>
      <text:p text:style-name="P1">monitor: O monitor a utilizar para o modo de tela cheia, ou NULL para o modo de janela.</text:p>
      <text:p text:style-name="P1"/>
      <text:p text:style-name="P1">share:   A janela cujo contexto para compartilhar recursos com, ou NULL para não compartilhar recurs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</text:p>
      <text:p text:style-name="P1"/>
      <text:p text:style-name="P1"/>
      <text:p text:style-name="P1">glfwMakeContextCurrent(win);</text:p>
      <text:p text:style-name="P1"/>
      <text:p text:style-name="P1"/>
      <text:p text:style-name="P1">A criação bem-sucedida da janela não muda o contexto atual. Antes de poder usar o contexto recém-criado, você precisa torná-lo atual. Para isso utilizamos essa função.</text:p>
      <text:p text:style-name="P1"/>
      <text:p text:style-name="P1"/>
      <text:p text:style-name="P1">------------</text:p>
      <text:p text:style-name="P1"/>
      <text:p text:style-name="P1"><text:soft-page-break/></text:p>
      <text:p text:style-name="P1">glfwMakeContextCurrent(win);</text:p>
      <text:p text:style-name="P1"/>
      <text:p text:style-name="P1"/>
      <text:p text:style-name="P1">Função e parâmetros:</text:p>
      <text:p text:style-name="P1"/>
      <text:p text:style-name="P1">void glfwShowWindow ( GLFWwindow * window ) </text:p>
      <text:p text:style-name="P1"/>
      <text:p text:style-name="P1"/>
      <text:p text:style-name="P1">Essa função torna a janela especificada visível se ela estava anteriormente oculta. Se a janela já estiver visível ou estiver no modo de tela cheia, esta função não faz nada.</text:p>
      <text:p text:style-name="P1"/>
      <text:p text:style-name="P1"/>
      <text:p text:style-name="P1">Parâmetros</text:p>
      <text:p text:style-name="P1"/>
      <text:p text:style-name="P1">window: A janela para tornar visível.</text:p>
      <text:p text:style-name="P1"/>
      <text:p text:style-name="P1"/>
      <text:p text:style-name="P1">------------</text:p>
      <text:p text:style-name="P1"/>
      <text:p text:style-name="P1"/>
      <text:p text:style-name="P1">GL.createCapabilities();</text:p>
      <text:p text:style-name="P1"/>
      <text:p text:style-name="P1"/>
      <text:p text:style-name="P1">Para que LWJGL realmente saiba sobre o contexto OpenGL e se inicialize usando esse contexto, temos que chamar GL.createCapabilities ()</text:p>
      <text:p text:style-name="P1"/>
      <text:p text:style-name="P1"/>
      <text:p text:style-name="P1">------------</text:p>
      <text:p text:style-name="P1"/>
      <text:p text:style-name="P1"/>
      <text:p text:style-name="P1">while(!glfwWindowShouldClose(win)){</text:p>
      <text:p text:style-name="P1"/>
      <text:p text:style-name="P1">glfwPollEvents();</text:p>
      <text:p text:style-name="P1"/>
      <text:p text:style-name="P1">glClear(GL_COLOR_BUFFER_BIT);</text:p>
      <text:p text:style-name="P1"/>
      <text:p text:style-name="P1">//limpa todos os pixels para a cor preta</text:p>
      <text:p text:style-name="P1"/>
      <text:p text:style-name="P1"> </text:p>
      <text:p text:style-name="P1"/>
      <text:p text:style-name="P1">        glViewport( 0, 0, 640, 480 );</text:p>
      <text:p text:style-name="P1"/>
      <text:p text:style-name="P1">    glBegin(GL_QUADS);   </text:p>
      <text:p text:style-name="P1"/>
      <text:p text:style-name="P1">    glColor4f(1,0,0,0);</text:p>
      <text:p text:style-name="P1"/>
      <text:p text:style-name="P1">    glVertex2f(-0.5f, 0.5f);</text:p>
      <text:p text:style-name="P1"/>
      <text:p text:style-name="P1">    glColor4f(0,1,0,0);</text:p>
      <text:p text:style-name="P1"/>
      <text:p text:style-name="P1">    glVertex2f(0.5f, 0.5f);</text:p>
      <text:p text:style-name="P1"><text:soft-page-break/></text:p>
      <text:p text:style-name="P1">    glColor4f(0,0,1,0);</text:p>
      <text:p text:style-name="P1"/>
      <text:p text:style-name="P1">    glVertex2f(0.5f, -0.5f);</text:p>
      <text:p text:style-name="P1"/>
      <text:p text:style-name="P1">    glColor4f(0,0,0,1);</text:p>
      <text:p text:style-name="P1"/>
      <text:p text:style-name="P1">    glVertex2f(-0.5f, -0.5f); </text:p>
      <text:p text:style-name="P1"/>
      <text:p text:style-name="P1">glEnd();</text:p>
      <text:p text:style-name="P1"/>
      <text:p text:style-name="P1"/>
      <text:p text:style-name="P1">     </text:p>
      <text:p text:style-name="P1"/>
      <text:p text:style-name="P1">glfwSwapBuffers(win);</text:p>
      <text:p text:style-name="P1"/>
      <text:p text:style-name="P1">//Precisa de 2 contextos(buffers) para trocar de um para outro, um é mostrado na tela, enquanto o OpenGL desenha no outro</text:p>
      <text:p text:style-name="P1"/>
      <text:p text:style-name="P1">}</text:p>
      <text:p text:style-name="P1"/>
      <text:p text:style-name="P1"/>
      <text:p text:style-name="P1">while(!glfwWindowShouldClose(win))</text:p>
      <text:p text:style-name="P1"/>
      <text:p text:style-name="P1">Loop até que o usuário feche a janela</text:p>
      <text:p text:style-name="P1"/>
      <text:p text:style-name="P1"/>
      <text:p text:style-name="P1"/>
      <text:p text:style-name="P1">glfwPollEvents();</text:p>
      <text:p text:style-name="P1"/>
      <text:p text:style-name="P1">O GLFW precisa se comunicar regularmente com o sistema de janelas tanto para receber eventos quanto para mostrar que o aplicativo não está bloqueado. O processamento de eventos deve ser feito regularmente enquanto você tem janelas visíveis e normalmente é feito em cada frame após o buffer swapping.</text:p>
      <text:p text:style-name="P1"/>
      <text:p text:style-name="P1">Há dois métodos para processar eventos pendentes; polling ou waiting. Este exemplo usará polling de eventos, que processa apenas os eventos que já foram recebidos e, em seguida, retorna imediatamente.</text:p>
      <text:p text:style-name="P1"/>
      <text:p text:style-name="P1"/>
      <text:p text:style-name="P1">glClear(GL_COLOR_BUFFER_BIT);</text:p>
      <text:p text:style-name="P1"/>
      <text:p text:style-name="P1">Limpa todos os pixels para a cor preta</text:p>
      <text:p text:style-name="P1"/>
      <text:p text:style-name="P1"/>
      <text:p text:style-name="P1"/>
      <text:p text:style-name="P1">glViewport( 0, 0, 640, 480 );</text:p>
      <text:p text:style-name="P1"/>
      <text:p text:style-name="P1"/>
      <text:p text:style-name="P1">Função e parâmetros:</text:p>
      <text:p text:style-name="P1"/>
      <text:p text:style-name="P1">void glViewport( GLint x,</text:p>
      <text:p text:style-name="P1"><text:soft-page-break/></text:p>
      <text:p text:style-name="P1">  GLint y,</text:p>
      <text:p text:style-name="P1"/>
      <text:p text:style-name="P1">  GLsizei width,</text:p>
      <text:p text:style-name="P1"/>
      <text:p text:style-name="P1">  GLsizei height);</text:p>
      <text:p text:style-name="P1"/>
      <text:p text:style-name="P1"/>
      <text:p text:style-name="P1">glViewport: Define a janela de visualização</text:p>
      <text:p text:style-name="P1"/>
      <text:p text:style-name="P1">x, y: Especifica o canto inferior esquerdo do retângulo da janela de visualização, em pixels. O valor inicial é (0,0).</text:p>
      <text:p text:style-name="P1"/>
      <text:p text:style-name="P1">width, height: Especifica a largura e a altura da janela de visualização. Quando um contexto GL é primeiro anexado a uma janela, largura e altura são definidas para as dimensões dessa janela.</text:p>
      <text:p text:style-name="P1"/>
      <text:p text:style-name="P1"/>
      <text:p text:style-name="P1"/>
      <text:p text:style-name="P1">------------</text:p>
      <text:p text:style-name="P1"/>
      <text:p text:style-name="P1"/>
      <text:p text:style-name="P1">glBegin(GL_QUADS);   </text:p>
      <text:p text:style-name="P1"/>
      <text:p text:style-name="P1">  glColor4f(1,0,0,0);</text:p>
      <text:p text:style-name="P1"/>
      <text:p text:style-name="P1">  glVertex2f(-0.5f, 0.5f);</text:p>
      <text:p text:style-name="P1"/>
      <text:p text:style-name="P1">  glColor4f(0,1,0,0);</text:p>
      <text:p text:style-name="P1"/>
      <text:p text:style-name="P1">  glVertex2f(0.5f, 0.5f);</text:p>
      <text:p text:style-name="P1"/>
      <text:p text:style-name="P1">  glColor4f(0,0,1,0);</text:p>
      <text:p text:style-name="P1"/>
      <text:p text:style-name="P1">  glVertex2f(0.5f, -0.5f);</text:p>
      <text:p text:style-name="P1"/>
      <text:p text:style-name="P1">  glColor4f(0,0,0,1);</text:p>
      <text:p text:style-name="P1"/>
      <text:p text:style-name="P1">  glVertex2f(-0.5f, -0.5f); </text:p>
      <text:p text:style-name="P1"/>
      <text:p text:style-name="P1">glEnd();</text:p>
      <text:p text:style-name="P1"/>
      <text:p text:style-name="P1"/>
      <text:p text:style-name="P1">glBegin e glEnd: delimitam os vértices de um primitivo ou um grupo de primitivos semelhantes</text:p>
      <text:p text:style-name="P1"/>
      <text:p text:style-name="P1">GL_QUADS: Trata cada grupo de quatro vértices como um quadrilátero independente.</text:p>
      <text:p text:style-name="P1"/>
      <text:p text:style-name="P1">glVertex2f: Especifica um ponteiro para uma matriz de dois elementos. Os elementos de um array de dois elementos são x e y</text:p>
      <text:p text:style-name="P1"/>
      <text:p text:style-name="P1">glColor4f: Especifique novos valores de vermelho, verde, azul e alpha para a cor atual.</text:p>
      <text:p text:style-name="P1"/>
      <text:p text:style-name="P1"/>
      <text:p text:style-name="P1"><text:soft-page-break/></text:p>
      <text:p text:style-name="P1">glfwSwapBuffers(win);</text:p>
      <text:p text:style-name="P1"/>
      <text:p text:style-name="P1">É necessário 2 contextos(buffers) para trocar de um para outro durante o desenho, enquanto um é mostrado na tela, o OpenGL desenha no outro. Essa função realiza essa troca de buffers, passando como parâmetro a janela cujos buffers são trocados, fazendo com que a imagem da tela atualize.</text:p>
      <text:p text:style-name="P1"/>
      <text:p text:style-name="P1"/>
      <text:p text:style-name="P1"/>
      <text:p text:style-name="P1">glfwTerminate();</text:p>
      <text:p text:style-name="P1"/>
      <text:p text:style-name="P1">Esta função destrói todas as janelas e cursores restantes e libera quaisquer outros recursos alocados.</text:p>
      <text:p text:style-name="P1"/>
      <text:p text:style-name="P1"/>
      <text:p text:style-name="P1"/>
      <text:p text:style-name="P1">--------------- Código --------------- </text:p>
      <text:p text:style-name="P1"/>
      <text:p text:style-name="P1"/>
      <text:p text:style-name="P1">import static org.lwjgl.glfw.GLFW.*;</text:p>
      <text:p text:style-name="P1"/>
      <text:p text:style-name="P1">import static org.lwjgl.opengl.GL11.*;</text:p>
      <text:p text:style-name="P1"/>
      <text:p text:style-name="P1"/>
      <text:p text:style-name="P1">import org.lwjgl.glfw.GLFWKeyCallback;</text:p>
      <text:p text:style-name="P1"/>
      <text:p text:style-name="P1">import org.lwjgl.opengl.GL;</text:p>
      <text:p text:style-name="P1"/>
      <text:p text:style-name="P1">import input.Input;</text:p>
      <text:p text:style-name="P1"/>
      <text:p text:style-name="P1"/>
      <text:p text:style-name="P1">public class Tutorial02 {</text:p>
      <text:p text:style-name="P1"/>
      <text:p text:style-name="P1"/>
      <text:p text:style-name="P1">final int SCREEN_WIDTH = 640;</text:p>
      <text:p text:style-name="P1"/>
      <text:p text:style-name="P1">final int SCREEN_HEIGHT = 480;</text:p>
      <text:p text:style-name="P1"/>
      <text:p text:style-name="P1"/>
      <text:p text:style-name="P1">int COLOR_MODE_CYAN = 0;</text:p>
      <text:p text:style-name="P1"/>
      <text:p text:style-name="P1">int COLOR_MODE_MULTI = 1;</text:p>
      <text:p text:style-name="P1"/>
      <text:p text:style-name="P1"/>
      <text:p text:style-name="P1">int gColorMode = COLOR_MODE_CYAN;</text:p>
      <text:p text:style-name="P1"/>
      <text:p text:style-name="P1">float gProjectionScale = 1.f;</text:p>
      <text:p text:style-name="P1"/>
      <text:p text:style-name="P1">private GLFWKeyCallback keyCallback;</text:p>
      <text:p text:style-name="P1"/>
      <text:p text:style-name="P1"/>
      <text:p text:style-name="P1">public Tutorial02() {</text:p>
      <text:p text:style-name="P1"/>
      <text:p text:style-name="P1"><text:soft-page-break/>   </text:p>
      <text:p text:style-name="P1"/>
      <text:p text:style-name="P1">        if (!glfwInit()) {</text:p>
      <text:p text:style-name="P1"/>
      <text:p text:style-name="P1">            System.err.println("Falha ao inicializar GLFW!");</text:p>
      <text:p text:style-name="P1"/>
      <text:p text:style-name="P1">            System.exit(1);</text:p>
      <text:p text:style-name="P1"/>
      <text:p text:style-name="P1">        }</text:p>
      <text:p text:style-name="P1"/>
      <text:p text:style-name="P1">        </text:p>
      <text:p text:style-name="P1"/>
      <text:p text:style-name="P1">        long win = glfwCreateWindow(SCREEN_WIDTH, SCREEN_HEIGHT, "Window", 0, 0);</text:p>
      <text:p text:style-name="P1"/>
      <text:p text:style-name="P1">        //Primeiro 0 serve para permitir que mudemos a tela para Tela cheia. (Caso queira, substituir 0 por glfwGetPrimaryMonitor()</text:p>
      <text:p text:style-name="P1"/>
      <text:p text:style-name="P1"/>
      <text:p text:style-name="P1">        </text:p>
      <text:p text:style-name="P1"/>
      <text:p text:style-name="P1">        </text:p>
      <text:p text:style-name="P1"/>
      <text:p text:style-name="P1">        glfwShowWindow(win);</text:p>
      <text:p text:style-name="P1"/>
      <text:p text:style-name="P1">        glfwMakeContextCurrent(win);</text:p>
      <text:p text:style-name="P1"/>
      <text:p text:style-name="P1">        //Cria o contexto e permite que o open gl desenhe nele</text:p>
      <text:p text:style-name="P1"/>
      <text:p text:style-name="P1">        GL.createCapabilities();</text:p>
      <text:p text:style-name="P1"/>
      <text:p text:style-name="P1">        </text:p>
      <text:p text:style-name="P1"/>
      <text:p text:style-name="P1">        initGL();</text:p>
      <text:p text:style-name="P1"/>
      <text:p text:style-name="P1">        </text:p>
      <text:p text:style-name="P1"/>
      <text:p text:style-name="P1">        glfwSetKeyCallback(win, keyCallback = new Input());</text:p>
      <text:p text:style-name="P1"/>
      <text:p text:style-name="P1">        </text:p>
      <text:p text:style-name="P1"/>
      <text:p text:style-name="P1">      </text:p>
      <text:p text:style-name="P1"/>
      <text:p text:style-name="P1">        </text:p>
      <text:p text:style-name="P1"/>
      <text:p text:style-name="P1">        while (!glfwWindowShouldClose(win)) {</text:p>
      <text:p text:style-name="P1"/>
      <text:p text:style-name="P1">            glfwPollEvents();</text:p>
      <text:p text:style-name="P1"/>
      <text:p text:style-name="P1">            glClear(GL_COLOR_BUFFER_BIT);            </text:p>
      <text:p text:style-name="P1"/>
      <text:p text:style-name="P1">           </text:p>
      <text:p text:style-name="P1"/>
      <text:p text:style-name="P1"><text:soft-page-break/>            </text:p>
      <text:p text:style-name="P1"/>
      <text:p text:style-name="P1">            glMatrixMode( GL_MODELVIEW );</text:p>
      <text:p text:style-name="P1"/>
      <text:p text:style-name="P1">            glLoadIdentity();</text:p>
      <text:p text:style-name="P1"/>
      <text:p text:style-name="P1">            </text:p>
      <text:p text:style-name="P1"/>
      <text:p text:style-name="P1">            glTranslatef( SCREEN_WIDTH / 2.f, SCREEN_HEIGHT / 2.f, 0.f );</text:p>
      <text:p text:style-name="P1"/>
      <text:p text:style-name="P1">            </text:p>
      <text:p text:style-name="P1"/>
      <text:p text:style-name="P1">            </text:p>
      <text:p text:style-name="P1"/>
      <text:p text:style-name="P1">            if( gColorMode == COLOR_MODE_CYAN ) </text:p>
      <text:p text:style-name="P1"/>
      <text:p text:style-name="P1">            {</text:p>
      <text:p text:style-name="P1"/>
      <text:p text:style-name="P1">            //Cria um quadrado com a cor  CYAN             </text:p>
      <text:p text:style-name="P1"/>
      <text:p text:style-name="P1">            glBegin( GL_QUADS );</text:p>
      <text:p text:style-name="P1"/>
      <text:p text:style-name="P1">            glColor3f( 0.f, 1.f, 1.f );</text:p>
      <text:p text:style-name="P1"/>
      <text:p text:style-name="P1">            glVertex2f( -50.f, -50.f );</text:p>
      <text:p text:style-name="P1"/>
      <text:p text:style-name="P1">            glVertex2f(  50.f, -50.f );</text:p>
      <text:p text:style-name="P1"/>
      <text:p text:style-name="P1">            glVertex2f(  50.f,  50.f );</text:p>
      <text:p text:style-name="P1"/>
      <text:p text:style-name="P1">            glVertex2f( -50.f,  50.f );</text:p>
      <text:p text:style-name="P1"/>
      <text:p text:style-name="P1">            glEnd();</text:p>
      <text:p text:style-name="P1"/>
      <text:p text:style-name="P1">           </text:p>
      <text:p text:style-name="P1"/>
      <text:p text:style-name="P1">            </text:p>
      <text:p text:style-name="P1"/>
      <text:p text:style-name="P1">            }</text:p>
      <text:p text:style-name="P1"/>
      <text:p text:style-name="P1">            else</text:p>
      <text:p text:style-name="P1"/>
      <text:p text:style-name="P1">            {</text:p>
      <text:p text:style-name="P1"/>
      <text:p text:style-name="P1">                //Cria um qudado MULTICOLOR</text:p>
      <text:p text:style-name="P1"/>
      <text:p text:style-name="P1">                glBegin( GL_QUADS );</text:p>
      <text:p text:style-name="P1"/>
      <text:p text:style-name="P1">                    glColor3f( 1.f, 0.f, 0.f ); glVertex2f( -50.f, -50.f );</text:p>
      <text:p text:style-name="P1"/>
      <text:p text:style-name="P1">                    glColor3f( 1.f, 1.f, 0.f ); glVertex2f(  50.f, -50.f );</text:p>
      <text:p text:style-name="P1"/>
      <text:p text:style-name="P1"><text:soft-page-break/>                    glColor3f( 0.f, 1.f, 0.f ); glVertex2f(  50.f,  50.f );</text:p>
      <text:p text:style-name="P1"/>
      <text:p text:style-name="P1">                    glColor3f( 0.f, 0.f, 1.f ); glVertex2f( -50.f,  50.f );</text:p>
      <text:p text:style-name="P1"/>
      <text:p text:style-name="P1">                glEnd();</text:p>
      <text:p text:style-name="P1"/>
      <text:p text:style-name="P1">            }            </text:p>
      <text:p text:style-name="P1"/>
      <text:p text:style-name="P1">           </text:p>
      <text:p text:style-name="P1"/>
      <text:p text:style-name="P1">                       </text:p>
      <text:p text:style-name="P1"/>
      <text:p text:style-name="P1">              </text:p>
      <text:p text:style-name="P1"/>
      <text:p text:style-name="P1">        if(glfwGetKey(win, GLFW_KEY_Q) == GL_TRUE) </text:p>
      <text:p text:style-name="P1"/>
      <text:p text:style-name="P1">        {</text:p>
      <text:p text:style-name="P1"/>
      <text:p text:style-name="P1">        //Muda a cor entre CYAN e MULTICOLOR</text:p>
      <text:p text:style-name="P1"/>
      <text:p text:style-name="P1">        if( gColorMode == COLOR_MODE_CYAN ) </text:p>
      <text:p text:style-name="P1"/>
      <text:p text:style-name="P1">        {</text:p>
      <text:p text:style-name="P1"/>
      <text:p text:style-name="P1">                  gColorMode = COLOR_MODE_MULTI;</text:p>
      <text:p text:style-name="P1"/>
      <text:p text:style-name="P1">        }</text:p>
      <text:p text:style-name="P1"/>
      <text:p text:style-name="P1">               else </text:p>
      <text:p text:style-name="P1"/>
      <text:p text:style-name="P1">               {</text:p>
      <text:p text:style-name="P1"/>
      <text:p text:style-name="P1">                   gColorMode = COLOR_MODE_CYAN;</text:p>
      <text:p text:style-name="P1"/>
      <text:p text:style-name="P1">               }</text:p>
      <text:p text:style-name="P1"/>
      <text:p text:style-name="P1">        }  </text:p>
      <text:p text:style-name="P1"/>
      <text:p text:style-name="P1">        else if( glfwGetKey(win, GLFW_KEY_E) == GL_TRUE )</text:p>
      <text:p text:style-name="P1"/>
      <text:p text:style-name="P1">        {</text:p>
      <text:p text:style-name="P1"/>
      <text:p text:style-name="P1">            //Muda entre as escalas de projeções</text:p>
      <text:p text:style-name="P1"/>
      <text:p text:style-name="P1">            if( gProjectionScale == 1.f )</text:p>
      <text:p text:style-name="P1"/>
      <text:p text:style-name="P1">            {</text:p>
      <text:p text:style-name="P1"/>
      <text:p text:style-name="P1">                //Zoom out</text:p>
      <text:p text:style-name="P1"/>
      <text:p text:style-name="P1">                gProjectionScale = 2.f;</text:p>
      <text:p text:style-name="P1"/>
      <text:p text:style-name="P1"><text:soft-page-break/>            }</text:p>
      <text:p text:style-name="P1"/>
      <text:p text:style-name="P1">            else if( gProjectionScale == 2.f )</text:p>
      <text:p text:style-name="P1"/>
      <text:p text:style-name="P1">            {</text:p>
      <text:p text:style-name="P1"/>
      <text:p text:style-name="P1">                //Zoom in</text:p>
      <text:p text:style-name="P1"/>
      <text:p text:style-name="P1">                gProjectionScale = 0.5f;</text:p>
      <text:p text:style-name="P1"/>
      <text:p text:style-name="P1">            }</text:p>
      <text:p text:style-name="P1"/>
      <text:p text:style-name="P1">            else if( gProjectionScale == 0.5f )</text:p>
      <text:p text:style-name="P1"/>
      <text:p text:style-name="P1">            {</text:p>
      <text:p text:style-name="P1"/>
      <text:p text:style-name="P1">                //Regular zoom</text:p>
      <text:p text:style-name="P1"/>
      <text:p text:style-name="P1">                gProjectionScale = 1.f;</text:p>
      <text:p text:style-name="P1"/>
      <text:p text:style-name="P1">            }</text:p>
      <text:p text:style-name="P1"/>
      <text:p text:style-name="P1"/>
      <text:p text:style-name="P1">            //Atualiza a matriz de projeção</text:p>
      <text:p text:style-name="P1"/>
      <text:p text:style-name="P1">            glMatrixMode( GL_PROJECTION );</text:p>
      <text:p text:style-name="P1"/>
      <text:p text:style-name="P1">            glLoadIdentity();</text:p>
      <text:p text:style-name="P1"/>
      <text:p text:style-name="P1">            glOrtho( 0.0f, SCREEN_WIDTH * gProjectionScale, SCREEN_HEIGHT * gProjectionScale, 0.0f, 1.0f, -1.0f );</text:p>
      <text:p text:style-name="P1"/>
      <text:p text:style-name="P1">    }</text:p>
      <text:p text:style-name="P1"/>
      <text:p text:style-name="P1">        //Precisa de 2 contextos(buffers) para trocar de um para outro, um é mostrado na tela, enquanto o OpenGL desenha no outro</text:p>
      <text:p text:style-name="P1"/>
      <text:p text:style-name="P1">        glfwSwapBuffers(win);</text:p>
      <text:p text:style-name="P1"/>
      <text:p text:style-name="P1">    }</text:p>
      <text:p text:style-name="P1"/>
      <text:p text:style-name="P1">                        </text:p>
      <text:p text:style-name="P1"/>
      <text:p text:style-name="P1">            }</text:p>
      <text:p text:style-name="P1"/>
      <text:p text:style-name="P1"/>
      <text:p text:style-name="P1"/>
      <text:p text:style-name="P1">boolean initGL() {</text:p>
      <text:p text:style-name="P1"/>
      <text:p text:style-name="P1">//Define o viewport</text:p>
      <text:p text:style-name="P1"/>
      <text:p text:style-name="P1">   glViewport( 0, 0, SCREEN_WIDTH, SCREEN_HEIGHT);</text:p>
      <text:p text:style-name="P1"><text:soft-page-break/></text:p>
      <text:p text:style-name="P1"/>
      <text:p text:style-name="P1">//Initialize Projection Matrix</text:p>
      <text:p text:style-name="P1"/>
      <text:p text:style-name="P1">glMatrixMode(GL_PROJECTION);</text:p>
      <text:p text:style-name="P1"/>
      <text:p text:style-name="P1">glLoadIdentity();</text:p>
      <text:p text:style-name="P1"/>
      <text:p text:style-name="P1">glOrtho( 0.0, SCREEN_WIDTH, SCREEN_HEIGHT, 0.0, 1.0, -1.0 );  </text:p>
      <text:p text:style-name="P1"/>
      <text:p text:style-name="P1"/>
      <text:p text:style-name="P1">//Inicializa a Matriz Modelview</text:p>
      <text:p text:style-name="P1"/>
      <text:p text:style-name="P1">glMatrixMode(GL_MODELVIEW);</text:p>
      <text:p text:style-name="P1"/>
      <text:p text:style-name="P1">glLoadIdentity();</text:p>
      <text:p text:style-name="P1"/>
      <text:p text:style-name="P1"/>
      <text:p text:style-name="P1">//Especifica valores para os buffers de cores</text:p>
      <text:p text:style-name="P1"/>
      <text:p text:style-name="P1">glClearColor(0.f, 0.f, 0.f, 1.f);</text:p>
      <text:p text:style-name="P1"/>
      <text:p text:style-name="P1"/>
      <text:p text:style-name="P1">//Checa possíveis erros</text:p>
      <text:p text:style-name="P1"/>
      <text:p text:style-name="P1">int error = glGetError();</text:p>
      <text:p text:style-name="P1"/>
      <text:p text:style-name="P1">if (error != GL_NO_ERROR) {</text:p>
      <text:p text:style-name="P1"/>
      <text:p text:style-name="P1">System.err.println("Falha ao inicializar OpenGL  initGL");</text:p>
      <text:p text:style-name="P1"/>
      <text:p text:style-name="P1">        return false;</text:p>
      <text:p text:style-name="P1"/>
      <text:p text:style-name="P1">}</text:p>
      <text:p text:style-name="P1"/>
      <text:p text:style-name="P1"/>
      <text:p text:style-name="P1">return true;</text:p>
      <text:p text:style-name="P1"/>
      <text:p text:style-name="P1"/>
      <text:p text:style-name="P1">}</text:p>
      <text:p text:style-name="P1"/>
      <text:p text:style-name="P1"/>
      <text:p text:style-name="P1">public static void main(String[] args) {</text:p>
      <text:p text:style-name="P1"/>
      <text:p text:style-name="P1">new Tutorial02()</text:p>
      <text:p text:style-name="P1"/>
      <text:p text:style-name="P1">}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4:39:20.391775661</meta:creation-date>
    <dc:date>2017-05-10T14:40:27.691893424</dc:date>
    <meta:editing-duration>PT1M9S</meta:editing-duration>
    <meta:editing-cycles>1</meta:editing-cycles>
    <meta:document-statistic meta:table-count="0" meta:image-count="0" meta:object-count="0" meta:page-count="11" meta:paragraph-count="235" meta:word-count="1204" meta:character-count="9644" meta:non-whitespace-character-count="7354"/>
    <meta:generator>LibreOffice/5.1.6.2$Linux_X86_64 LibreOffice_project/10m0$Build-2</meta:generator>
  </office:meta>
</office:document-meta>
</file>